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0c848" officeooo:paragraph-rsid="0020c848"/>
    </style:style>
    <style:style style:name="P2" style:family="paragraph" style:parent-style-name="Standard">
      <style:text-properties officeooo:rsid="00231240" officeooo:paragraph-rsid="00231240"/>
    </style:style>
    <style:style style:name="P3" style:family="paragraph" style:parent-style-name="Standard">
      <style:text-properties officeooo:rsid="00231240" officeooo:paragraph-rsid="0025db79"/>
    </style:style>
    <style:style style:name="P4" style:family="paragraph" style:parent-style-name="Standard">
      <style:text-properties officeooo:rsid="0025db79" officeooo:paragraph-rsid="0025db79"/>
    </style:style>
    <style:style style:name="P5" style:family="paragraph" style:parent-style-name="Standard">
      <style:text-properties officeooo:rsid="0028889d" officeooo:paragraph-rsid="0028889d"/>
    </style:style>
    <style:style style:name="P6" style:family="paragraph" style:parent-style-name="Standard">
      <style:text-properties officeooo:rsid="0028efdb" officeooo:paragraph-rsid="0028efdb"/>
    </style:style>
    <style:style style:name="P7" style:family="paragraph" style:parent-style-name="Standard">
      <style:text-properties officeooo:rsid="002db862"/>
    </style:style>
    <style:style style:name="P8" style:family="paragraph" style:parent-style-name="Standard">
      <style:text-properties officeooo:rsid="0030cab2" officeooo:paragraph-rsid="0030cab2"/>
    </style:style>
    <style:style style:name="P9" style:family="paragraph" style:parent-style-name="Standard">
      <style:text-properties officeooo:rsid="003210e9" officeooo:paragraph-rsid="003210e9"/>
    </style:style>
    <style:style style:name="P10" style:family="paragraph" style:parent-style-name="Standard">
      <style:text-properties officeooo:rsid="003292a0" officeooo:paragraph-rsid="003292a0"/>
    </style:style>
    <style:style style:name="P11" style:family="paragraph" style:parent-style-name="Standard">
      <style:text-properties officeooo:rsid="00341828" officeooo:paragraph-rsid="00341828"/>
    </style:style>
    <style:style style:name="P12" style:family="paragraph" style:parent-style-name="Standard">
      <style:text-properties officeooo:rsid="0034ee24" officeooo:paragraph-rsid="0034ee24"/>
    </style:style>
    <style:style style:name="P13" style:family="paragraph" style:parent-style-name="Standard">
      <style:text-properties officeooo:rsid="0037d79e" officeooo:paragraph-rsid="0037d79e"/>
    </style:style>
    <style:style style:name="P14" style:family="paragraph" style:parent-style-name="Standard">
      <style:text-properties officeooo:rsid="0039b136" officeooo:paragraph-rsid="0039b136"/>
    </style:style>
    <style:style style:name="P15" style:family="paragraph" style:parent-style-name="Standard">
      <style:text-properties officeooo:rsid="003b9ed6" officeooo:paragraph-rsid="003b9ed6"/>
    </style:style>
    <style:style style:name="P16" style:family="paragraph" style:parent-style-name="Standard">
      <style:text-properties officeooo:rsid="003c6784" officeooo:paragraph-rsid="003c6784"/>
    </style:style>
    <style:style style:name="T1" style:family="text">
      <style:text-properties officeooo:rsid="001e7dcd"/>
    </style:style>
    <style:style style:name="T2" style:family="text">
      <style:text-properties officeooo:rsid="001f0015"/>
    </style:style>
    <style:style style:name="T3" style:family="text">
      <style:text-properties officeooo:rsid="0020c848"/>
    </style:style>
    <style:style style:name="T4" style:family="text">
      <style:text-properties officeooo:rsid="002292e4"/>
    </style:style>
    <style:style style:name="T5" style:family="text">
      <style:text-properties officeooo:rsid="00243ce5"/>
    </style:style>
    <style:style style:name="T6" style:family="text">
      <style:text-properties officeooo:rsid="002a3a11"/>
    </style:style>
    <style:style style:name="T7" style:family="text">
      <style:text-properties officeooo:rsid="002a9373"/>
    </style:style>
    <style:style style:name="T8" style:family="text">
      <style:text-properties officeooo:rsid="002c497b"/>
    </style:style>
    <style:style style:name="T9" style:family="text">
      <style:text-properties officeooo:rsid="002d83cc"/>
    </style:style>
    <style:style style:name="T10" style:family="text">
      <style:text-properties officeooo:rsid="002f63b9"/>
    </style:style>
    <style:style style:name="T11" style:family="text">
      <style:text-properties officeooo:rsid="00341828"/>
    </style:style>
    <style:style style:name="T12" style:family="text">
      <style:text-properties officeooo:rsid="0034ee24"/>
    </style:style>
    <style:style style:name="T13" style:family="text">
      <style:text-properties officeooo:rsid="00351359"/>
    </style:style>
    <style:style style:name="T14" style:family="text">
      <style:text-properties officeooo:rsid="003632aa"/>
    </style:style>
    <style:style style:name="T15" style:family="text">
      <style:text-properties officeooo:rsid="003b9ed6"/>
    </style:style>
    <style:style style:name="T16" style:family="text">
      <style:text-properties officeooo:rsid="003dc5cb"/>
    </style:style>
    <style:style style:name="T17" style:family="text">
      <style:text-properties officeooo:rsid="003e23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Continuous Software Engineering</text:p>
      <text:p text:style-name="Standard"/>
      <text:p text:style-name="Standard">## Definition</text:p>
      <text:p text:style-name="Standard"/>
      <text:p text:style-name="Standard">"Continuous Software Engineering" beschreibt eine Möglichkeit der iterativen Softwareentwicklung und fokussiert sich auf den Prozess der Auslieferung an den Benutzer. <text:span text:style-name="T4">Dabei</text:span> wird der agile Softwareentwicklungsprozess unterstützt. Continuous Software Engineering ist interdisziplinär und bezieht im Gegensatz zu reinen agilen Softwareentwicklungsmodellen mehr als die reine Softwareentwicklung mit ein.</text:p>
      <text:p text:style-name="P5">Continuous Software Engineering lässt sich grob in folgende Teilbereiche einteilen:</text:p>
      <text:p text:style-name="P5"/>
      <text:p text:style-name="P5">* Continuous Integration</text:p>
      <text:p text:style-name="P5">* Continuous Delivery</text:p>
      <text:p text:style-name="P5">* Continuous Testing</text:p>
      <text:p text:style-name="P5">* Continuous Deployment</text:p>
      <text:p text:style-name="Standard"/>
      <text:p text:style-name="P6">Diese Teilbereiche sind unscharf, d.h. <text:span text:style-name="T6">sie können sich überschneiden oder zusammengefasst werden.</text:span></text:p>
      <text:p text:style-name="Standard"/>
      <text:p text:style-name="Standard">## Continuous Integration</text:p>
      <text:p text:style-name="Standard"/>
      <text:p text:style-name="Standard">"Continuous Integration" beschreibt den automatisierten Prozess, mit dem automatisiert von einer Software ein lauffähiger Build erzeugt werden kann. Einfache Tests, wie beispielsweise Unit-Tests, gehören ebenfalls zur "Continuous Integration".</text:p>
      <text:p text:style-name="Standard">"Continuous Integration" ist Grundlage und erster Schritt von "Continuous Delivery".</text:p>
      <text:p text:style-name="Standard"/>
      <text:p text:style-name="Standard">### Was gehört zu einem Build?</text:p>
      <text:p text:style-name="Standard"/>
      <text:p text:style-name="Standard">Aufgabe von Continuous Integration ist die Automatisierung des Build-Prozesses. Welche Schritte dabei ausgeführt werden, hängt natürlich stark von verwendeter Programmiersprache und angestrebter Zielumgebung ab. Im folgenden wird der Build-Prozess in einige typische Schritte zerlegt.</text:p>
      <text:p text:style-name="Standard"/>
      <text:p text:style-name="Standard">#### Kompilieren</text:p>
      <text:p text:style-name="Standard"/>
      <text:p text:style-name="Standard">Beim kompilieren wird der Sourcecode einer Anwendung in ein Format übersetzt, welches effizient vom Computer ausgeführt werden kann. Das Zielformat ist typischerweise nicht "menschenlesbar".</text:p>
      <text:p text:style-name="Standard"/>
      <text:p text:style-name="Standard">#### Unit-Tests</text:p>
      <text:p text:style-name="Standard"/>
      <text:p text:style-name="Standard">Zu einem Build gehört auch das Ausführen und Auswerten von Unit-Tests. Unit-Tests testen einzelne in sich geschlossene Einheiten des Software-Systems, beispielsweise einzelne Klassen oder Dateien. Einfache Fehler können somit sehr schnell erkannt werden.</text:p>
      <text:p text:style-name="Standard"/>
      <text:p text:style-name="Standard">#### Ressourcen</text:p>
      <text:p text:style-name="Standard"/>
      <text:p text:style-name="Standard">Wenn die Software externe Ressourcen, beispielsweise Dateien, verwendet, müssen diese möglicherweise in ein Format umgewandelt werden, welches der Anwendung ermöglicht, diese Ressourcen effizienter zu verwenden.</text:p>
      <text:p text:style-name="Standard"/>
      <text:p text:style-name="Standard">#### Artefakte</text:p>
      <text:p text:style-name="Standard"/>
      <text:p text:style-name="Standard"><text:soft-page-break/>Am Ende des Build-Prozesses muss die Anwendung in wiederverwendbare Artefakte, beispielsweise executables oder Container, verpackt werden.</text:p>
      <text:p text:style-name="Standard"/>
      <text:p text:style-name="Standard">### Build-Tools</text:p>
      <text:p text:style-name="Standard"/>
      <text:p text:style-name="Standard">Viele der Aufgaben in einem Build <text:span text:style-name="T16">werden</text:span> dem Software-Entwickler von der verwendeten Entwicklungsumgebung abgenommen. Um den Build jedoch von der Entwicklungsumgebung unabhängig zu machen, wird ein Build-Tool verwendet.</text:p>
      <text:p text:style-name="Standard">In der einfachsten Form ist ein Build-Tool ein einfaches Script, welches die oben genannten zu einem Build gehörigen Aufgaben nacheinander ausführt. Viele Build-Tools nehmen dem Entwickler allerdings einen Großteil der Konfiguration ab.</text:p>
      <text:p text:style-name="Standard">Viele Build-Tools sind Programmiersprachen-spezifisch. Für Java gibt es unter anderem folgende Build-Tools:</text:p>
      <text:p text:style-name="Standard"/>
      <text:p text:style-name="Standard">* Ant</text:p>
      <text:p text:style-name="Standard"/>
      <text:p text:style-name="Standard">Bei Ant muss sich der Entwickler selbst um alle Aspekte des Builds kümmern und beispielsweise Ablageorte für kompilierten Sourcecode selbst festlegen. Dadurch kann Ant aber auch auf fast jede Build-Umgebung angepasst werden.</text:p>
      <text:p text:style-name="Standard">Ant orientiert sich stark an dem Unix-Build-Tool make.</text:p>
      <text:p text:style-name="Standard"/>
      <text:p text:style-name="Standard">* Maven</text:p>
      <text:p text:style-name="Standard"/>
      <text:p text:style-name="Standard">Maven verfolgt einen anderen Ansatz und definiert 'Konventionen' für beispielsweise den Ablageort von Sourcecode und die Phasen eines Builds. Wenn Projekt und Build-Prozess diesen Konventionen folgen, wird der Build-Prozess sehr einfach und erfordert nur sehr wenig Konfiguration durch den Entwickler. Dadurch muss aber im Zweifelsfall sehr viel an der Build-Umgebung an das verwendete Tool angepasst werden.</text:p>
      <text:p text:style-name="Standard"/>
      <text:p text:style-name="Standard">* Gradle</text:p>
      <text:p text:style-name="Standard"/>
      <text:p text:style-name="Standard">Gradle versucht, einen Mittelweg zu finden. Ähnlich wie bei Maven wird vieles über Konventionen abgebildet. Weicht das Projekt von den Konventionen ab, müssen die Abweichungen mit einer Gradle-spezifischen <text:span text:style-name="T16">Skriptsprache</text:span> definiert werden.</text:p>
      <text:p text:style-name="Standard"/>
      <text:p text:style-name="Standard">## Continuous Delivery</text:p>
      <text:p text:style-name="Standard"/>
      <text:p text:style-name="Standard">"Continuous Delivery" beschreibt ein Vorgehen aus dem Umfeld der agilen Softwareentwicklung, welches es ermöglicht, Software schneller und vor allem zuverlässiger in Produktion zu bringen. Grundlage dafür ist die sogenannte "Continuous Delivery Pipeline", die viele der nötigen Prozesse automatisiert und den Gesamtprozess der Auslieferung somit reproduzierbar macht.</text:p>
      <text:p text:style-name="Standard"/>
      <text:p text:style-name="Standard">### Lean</text:p>
      <text:p text:style-name="Standard"/>
      <text:p text:style-name="Standard">Ein Grundgedanke bei Continuous Delivery ist "Lean". Jede Änderung, für die der Kunde nicht zahlt, entspricht verschwendeten Entwicklerressourcen. Eine Änderung, die der Kunde nicht hat, wird vom Kunden nicht bezahlt. Continuous Delivery hilft dabei, Änderungen möglichst schnell an den Kunden auszuliefern.</text:p>
      <text:p text:style-name="Standard"/>
      <text:p text:style-name="Standard">### Warum?</text:p>
      <text:p text:style-name="Standard"/>
      <text:p text:style-name="Standard"><text:soft-page-break/>Dadurch, dass Continuous Delivery vieles automatisiert und reproduzierbar macht, kann jede neue Version der Software daraufhin getestet werden, ob sie problemlos veröffentlicht werden kann. Somit werden Fehler schneller erkannt und können entsprechend behoben werden, bevor sie möglicherweise Monate später bei der Auslieferung der Software an den Kunden zu Problemen und Verzögerungen führen. Zudem kann die Software öfter als "Gesamtes" getestet werden, und durch den hohen Grad an Automatisierung (und die bereits angesprochene Reproduzierbarkeit) ist sichergestellt, dass Fehler in der Testumgebung erkannt werden und nicht zu "false positives" führen.</text:p>
      <text:p text:style-name="Standard"/>
      <text:p text:style-name="Standard">### Vorteile der Automatisierung</text:p>
      <text:p text:style-name="Standard"/>
      <text:p text:style-name="Standard">Durch die hohe Automatisierung von Continuous Delivery Prozessen werden die am Release beteiligten Personen entlastet und können sich auf ihre eigentliche Aufgabe konzentrieren, beispielsweise das Beheben von Fehlern. Die mögliche hohe Frequenz an Veröffentlichungen und damit einhergehend die hohe Zahl an getesteten Versionen macht es möglich, problematische Änderungen schnell zu identifizieren.</text:p>
      <text:p text:style-name="Standard"/>
      <text:p text:style-name="Standard">### Automatisierte Softwaretests</text:p>
      <text:p text:style-name="Standard"/>
      <text:p text:style-name="Standard">Soweit möglich, werden die bei der Auslieferung nötigen Tests der Software automatisiert. Dadurch können Tests ohne erhöhten Aufwand mehrfach durchgeführt werden. Test können beispielsweise nach jeder Änderung am Quellcode automatisiert ausgeführt werden und somit zeitnah erkannt und behoben werden. Wenn Tests häufiger ausgeführt werden, bekommen Eintwickler/Entwicklerteams zeitnah Feedback zu durchgeführten Änderungen.</text:p>
      <text:p text:style-name="Standard"/>
      <text:p text:style-name="Standard">### Risikominimierung</text:p>
      <text:p text:style-name="Standard"/>
      <text:p text:style-name="Standard">Menschen machen Fehler. Und so unwahrscheinlich es auch klingt, auch Software-Entwickler machen Fehler. <text:span text:style-name="T16">Repetitive</text:span> Aufgaben können die Wahrscheinlichkeit von Fehlern erhöhen. Deshalb automatisiert Continuous Delivery solche Aufgaben, um die Wahrscheinlichkeit von Fehlern zu minimieren.</text:p>
      <text:p text:style-name="Standard">Die bei Continuous Delivery angestrebte hohe Frequenz minimiert zudem das Risiko jedes einzelnen Release, da jedes Release weniger potentiell fehleranfällige Änderungen enthält.</text:p>
      <text:p text:style-name="Standard"/>
      <text:p text:style-name="Standard">### Continuous Delivery Pipeline</text:p>
      <text:p text:style-name="Standard"/>
      <text:p text:style-name="Standard">![Continuous Delivery Pipeline](./media/cdp.png "Continuous Delivery Pipeline")</text:p>
      <text:p text:style-name="Standard"/>
      <text:p text:style-name="Standard">Abbildung 1 - Continuous Delivery Pipeline (Quelle: &lt;a&gt;[[WOLF14]](#ref_wolf14)&lt;/a&gt;)</text:p>
      <text:p text:style-name="Standard"/>
      <text:p text:style-name="Standard">Abbildung 1 zeigt die Continuous Delivery Pipeline. Die Phasen werden sequentiell durchlaufen, wenn also beispielsweise die Akzeptanztests fehlschlagen, werden die Kapazitätstest gar nicht erst ausgeführt. Die Pipeline wird abgebrochen, und sobald der Fehler, welcher zum Abbruch geführt hat, behoben wurde, wird die Pipeline vom Anfang erneut durchlaufen.</text:p>
      <text:p text:style-name="Standard"/>
      <text:p text:style-name="Standard">#### Commit</text:p>
      <text:p text:style-name="Standard"/>
      <text:p text:style-name="Standard">Diese Phase deckt alles ab, was typischerweise Continuous Integration macht: Build, Unit-Test und statische Analysen.</text:p>
      <text:p text:style-name="Standard"/>
      <text:p text:style-name="Standard">#### Akzeptanztests</text:p>
      <text:p text:style-name="Standard"/>
      <text:p text:style-name="Standard"><text:soft-page-break/>In dieser Phase werden, soweit möglich, automatisiert die Anforderungen des Kunden an die Anwendung getestet. Zusätzlich können die Anforderungen mithilfe automatisierter GUI-Tests getestet werden.</text:p>
      <text:p text:style-name="Standard"/>
      <text:p text:style-name="Standard">#### Kapazitätstests</text:p>
      <text:p text:style-name="Standard"/>
      <text:p text:style-name="Standard">Kapazitätstest testen das Verhalten der Anwendung unter erwartbaren Lastbedingungen. Dabei geht es nicht unbedingt um die Leistungsfähigkeit einer Anwendung, sondern um Skalierbarkeit. Dadurch können auch in einer Umgebung, die nicht der Produktionsumgebung entspricht, Rückschlüsse auf das Verhalten der Anwendung geschlossen werden.</text:p>
      <text:p text:style-name="Standard">Auch <text:span text:style-name="T3">nicht funktionale</text:span> Anforderungen können von den Kapazitätstests abgedeckt werden.</text:p>
      <text:p text:style-name="Standard"/>
      <text:p text:style-name="Standard">#### Explorativer Test</text:p>
      <text:p text:style-name="Standard"/>
      <text:p text:style-name="Standard">Beim explorativen Test wird die Anwendung mit Fokus auf neue Features und unvorhergesehenes Verhalten getestet. Diese Tests müssen nicht automatisiert erfolgen. Dadurch, dass viele der sonstigen Tests aber automatisiert sind, bleibt für diesen Testschritt mehr Zeit.</text:p>
      <text:p text:style-name="Standard"/>
      <text:p text:style-name="Standard">#### Produktion</text:p>
      <text:p text:style-name="Standard"/>
      <text:p text:style-name="Standard">Bei der Einführung in die Produktion geht es darum, die Anwendung in einer neuen Umgebung zu installieren. Durch die hohe Zahl an vorher ausgeführten Tests, die teilweise in einer der Produktionsumgebung ähnlichen Umgebung erfolgt sind, ist dieser Schritt häufig recht risikoarm.</text:p>
      <text:p text:style-name="Standard"/>
      <text:p text:style-name="P2">## Continuous Testing</text:p>
      <text:p text:style-name="P2"/>
      <text:p text:style-name="P2">Continuous Testing baut auf der Continuous Delivery auf und wird häufig als deren Teil betrachtet. Teil vom Continuous Testing sind manuelle Tests, wie beispielsweise explorative Tests und manuelle Akzeptanztests, aber auch all anderen Test, die entweder nicht automatisiert werden können oder effizienter von einem dedizierten Testteam durchgeführt werden können.</text:p>
      <text:p text:style-name="P3">Beim Continuous Testing testet das Testteam kontinuierlich den neuesten lauffähigen Stand der Software und gibt gefundene Fehler und sonstiges Feedback zeitnah an das Entwicklungsteam weiter. <text:span text:style-name="T5">Anders als bei traditionellen manuellen Testmethoden wird davon ausgegangen, dass die getestete Software sich mit der Zeit verändert.</text:span></text:p>
      <text:p text:style-name="P3"/>
      <text:p text:style-name="P4">## Continuous Deployment</text:p>
      <text:p text:style-name="P5"/>
      <text:p text:style-name="P5">Continuous Deployment ist eine Alternative zur Continuous Delivery, die zwar schneller, aber auch risikoreicher sein kann. Beim Continuous Deployment wird die Continuous Delivery Pipeline nicht sequentielll durchlaufen, sondern die <text:span text:style-name="T16">Software</text:span> nach <text:span text:style-name="T16">minimalen</text:span> Tests beim Endkunden deployt.</text:p>
      <text:p text:style-name="P5">Bei diesem Vorgehen bekommt der Kunde sehr schnell die neueste Version und der Entwickler bekommt sehr schnell Feedback zur neuen Version vom Kunden, aber das Risiko, dass Fehler in der Produktion landen, ist sehr hoch.</text:p>
      <text:p text:style-name="P3"><text:s text:c="2"/></text:p>
      <text:p text:style-name="Standard"/>
      <text:p text:style-name="Standard">### DevOps</text:p>
      <text:p text:style-name="Standard"/>
      <text:p text:style-name="Standard">##### Definition</text:p>
      <text:p text:style-name="Standard"/>
      <text:p text:style-name="Standard">DevOps <text:span text:style-name="T7">ist ein Ansatz zur Prozessverbesserung in Unternehmen. Das heißt, Prozesse, insbesondere diejenigen, die IT <text:s/>und IT-Operations betreffen, sollen schneller und effizienter werden. Als Teil von DevOps kann Continuous Software Engineering verwendet werden, dies ist jedoch nicht zwingend. </text:span><text:soft-page-break/><text:span text:style-name="T7">Es geht darum, die am besten funktionierenden Prozesse für das Unternehmen zu finden. Anders als Continuous Software Engineering konzentriert sich DevOps dabei eher auf dies Buisness Architektur des Unternehmens.</text:span></text:p>
      <text:p text:style-name="P7">DdevOps ist Unternehmenskultur, keine Werkzeug zum lösen eines konkreten Problems.</text:p>
      <text:p text:style-name="Standard"/>
      <text:p text:style-name="Standard">##### Entwicklung/IT-Operations</text:p>
      <text:p text:style-name="Standard"/>
      <text:p text:style-name="Standard">Der Begriff DevOps setzt sich zusammen aus den Begriffen Development (Entwicklung) und Operations. Der Bereich Entwicklung ist für die Softwareentwicklung zuständig, der Bereich Operations für die notwendige IT-Infrastruktur (z.b. Bereitstellung notwendiger Tools). Wenn zusätzlich der Bereich Sicherheit involviert ist, spricht man auch von DevSecOps. Ziel ist es, dass diese Bereiche enger zusammenarbeiten und gemeinsam effizienter sind. </text:p>
      <text:p text:style-name="Standard"/>
      <text:p text:style-name="P8">#### DevSecOps</text:p>
      <text:p text:style-name="P8"/>
      <text:p text:style-name="P8">Der Bereich Sicherheit, insbesondere die IT-Sicherheit, spielt bei DevOps eine große Rolle. Viele Softwarelösungen werden heutzutage in <text:span text:style-name="T16">der Cloud verwendet,</text:span> stehen also im Internet. Sicherheitslücken müssen dann schnell erkannt und behoben werden. Dev(Sec-)Ops-Prozesse können dabei helfen.</text:p>
      <text:p text:style-name="Standard"/>
      <text:p text:style-name="Standard">##### DevOps als agiler Prozess</text:p>
      <text:p text:style-name="Standard"/>
      <text:p text:style-name="Standard">2001 wurde das "Agile Mainfest" geschrieben. In einem Ausschnitt heißt es</text:p>
      <text:p text:style-name="Standard"/>
      <text:p text:style-name="Standard">"Individuals and interactions over processes and tools</text:p>
      <text:p text:style-name="Standard"/>
      <text:p text:style-name="Standard">Working software over comprehensive documentation</text:p>
      <text:p text:style-name="Standard"/>
      <text:p text:style-name="Standard">Customer collaboration over contract negotiation</text:p>
      <text:p text:style-name="Standard"/>
      <text:p text:style-name="Standard">Responding to change over following a plan</text:p>
      <text:p text:style-name="Standard"/>
      <text:p text:style-name="Standard">That is, while there is value in the items on the right, we value the items on the left</text:p>
      <text:p text:style-name="Standard">more."</text:p>
      <text:p text:style-name="Standard"/>
      <text:p text:style-name="Standard">Der erste Punkt, "Individuals and interactions over processes and tools", also frei übersetzt "Der individuelle Mitarbeiter ist wichtiger als Prozesse und Werkzeuge", wird von DevOps sehr ernst genommen. Interaktionen zwischen Mitarbeitern sind wichtiger als die verwendeten Werkzeuge. Die verwendeten Werkzeuge sollen Interaktionen unterstützen, nicht bestimmen, wie diese ablaufen.</text:p>
      <text:p text:style-name="Standard">Trotzdem ist die <text:span text:style-name="T1">Verwendung</text:span> geeigneter Werkzeuge bei DevOps wichtig, mit Betonung auf geeignet. Wenn ein Werkzeug für Unruhe oder Streit innerhalb eines Teams führt, ist es eventuell nicht geeignet.</text:p>
      <text:p text:style-name="Standard"/>
      <text:p text:style-name="Standard"/>
      <text:p text:style-name="Standard">##### Automatisierung</text:p>
      <text:p text:style-name="Standard"/>
      <text:p text:style-name="Standard">Bestandteil von DevOps ist die größtmögliche Automatisierung des <text:span text:style-name="T10">(Software-)</text:span>Auslieferungsprozesses durch den Einsatz geeigneter Tools und Continuous Delivery. Einfache, <text:span text:style-name="T1">repetitive</text:span> Aufgaben werden automatisiert, und mehr Wert auf menschliche Interaktionen gelegt. <text:span text:style-name="T8">Am Ende muss aber immer ein Mehrwert für das Unternehmen entstehen.</text:span></text:p>
      <text:p text:style-name="Standard"/>
      <text:p text:style-name="Standard"><text:soft-page-break/>##### Time to Market</text:p>
      <text:p text:style-name="Standard"/>
      <text:p text:style-name="Standard">DevOps hat zum Ziel, die "Time to market", also die Zeit, die es braucht, um ein (Software-)produkt auf den Markt zu bringen, zu veröffentlichen und im besten Fall damit Geld zu verdienen, zu verkürzen. Dabei ist es auch wichtig, zu messen, ob Prozessänderungen wirklich die erwartet Verbesserung bringen. Die Nutzung von mehr Technologie zur Automatisierung ist oft vorteilhaft, wenn dies allerdings am Ende durch mehr Administrationsaufwand zu keiner Verbesserung oder sogar einer Verschlechterung führt, ist auch keinem geholfen. </text:p>
      <text:p text:style-name="Standard"/>
      <text:p text:style-name="Standard">##### Feedback</text:p>
      <text:p text:style-name="Standard"/>
      <text:p text:style-name="Standard">Um Feedback möglichst schnell zum Entwickler zu bekommen, wird bei DevOps ein Bugtracker verwendet. Der Bugtracker dient dazu, Feedback von Testern zu sammeln, sodass der Entwickler die Möglichkeit hat, zeitnah auf Feedback einzugehen und eventuell gefundene Probleme zu beheben.</text:p>
      <text:p text:style-name="Standard">DevOps ist interdisziplinär, das heißt, am DevOps-Prozess sind mehre Teams beteiligt, und möglicherweise nutzt jedes Team einen Bugtracker. Warum nicht <text:span text:style-name="T9">ein</text:span> und derselbe Bugtracker für alle am Prozess beteiligten <text:span text:style-name="T9">Teams</text:span>? Das ist oft effizienter und führt zu weniger Reibereien zwischen den Teams.</text:p>
      <text:p text:style-name="Standard"/>
      <text:p text:style-name="Standard">##### Automatisiertes Testen</text:p>
      <text:p text:style-name="Standard"/>
      <text:p text:style-name="Standard">Soweit möglich, wird bei DevOps automatisiert, bspw. mithilfe von Unit-Tests, getestet. Jedesmal wenn aus dem Quellcode ein neuer Build erstellt wird, werden automatisierten Tests ausgeführt und deren Ergebnisse an den Entwickler weitergeleitet. <text:span text:style-name="T10">Nicht alle Test können tzeautomatisiert ausgeführt werden. Hier helfen dann Ansätze wie Continuous Testing. </text:span></text:p>
      <text:p text:style-name="Standard"/>
      <text:p text:style-name="Standard">##### ITIL</text:p>
      <text:p text:style-name="Standard"/>
      <text:p text:style-name="Standard">ITIL (Information Technology Infrastructure Library) ist ein umfangreiches <text:span text:style-name="T1">Framework</text:span>, welches von vielen großen Unternehmen erfolgreich eingesetzt wird.<text:span text:style-name="T2"> ITIL bietet viele Werkzeuge, die den Softwareentwicklungsprozess (und dessen Supportprozesse) abbilden können. Besonders bei großen, monolithischen Systemen ist ein Prozess wie ITIL zum managen aller Komponenten und Prozesse sehr nützlich.</text:span></text:p>
      <text:p text:style-name="P1">ITIL ist nicht das selbe wie DevOps, allerdings gibt es für viele Prozesse in ITIL direkte Entsprechungen in DevOps. ITIL ist kein typisches agiles Framework<text:span text:style-name="T16">, sondern dient eher zur Organisation von Prozessen in einem Unternehmen und hat damit einen ähnlichen Grundgedanken wie DevOps.</text:span></text:p>
      <text:p text:style-name="Standard"/>
      <text:p text:style-name="Standard"/>
      <text:p text:style-name="Standard">## Workflows</text:p>
      <text:p text:style-name="Standard"/>
      <text:p text:style-name="Standard"><text:tab/></text:p>
      <text:p text:style-name="Standard"><text:tab/>Continuous Improvment</text:p>
      <text:p text:style-name="Standard"><text:tab/><text:tab/>kontinuirliche Verbesserung</text:p>
      <text:p text:style-name="Standard"><text:tab/><text:tab/>Möglichkeiten zur Verbesserung werden identifiziert und umgesetzt</text:p>
      <text:p text:style-name="Standard"><text:tab/>Continuous Integration</text:p>
      <text:p text:style-name="Standard"><text:tab/><text:tab/>Continuous Delivery als Weiterentwicklung</text:p>
      <text:p text:style-name="Standard"/>
      <text:p text:style-name="Standard"><text:tab/>Definition und Abgrenzung</text:p>
      <text:p text:style-name="Standard"/>
      <text:p text:style-name="Standard">## Tools</text:p>
      <text:p text:style-name="Standard"><text:soft-page-break/></text:p>
      <text:p text:style-name="P10">### Container</text:p>
      <text:p text:style-name="P10"/>
      <text:p text:style-name="P10">Ein bei DevOps sehr häufig <text:span text:style-name="T16">genutztes</text:span> Tool sind Container. (Software-)Container kann man sich vorstellen als ein Image einer Laufzeitumgebung (wie z.b. eines Betriebssystems), welches speziell auf die Software zugeschnitten ist. Für Container kann Virtualisierung <text:span text:style-name="T16">eingesetzt</text:span> werden. Virtualisierung ist allerdings recht ressourcenintensiv, <text:span text:style-name="T11">deshalb werden häufig Tools wie der containerd von Linux verwendet, um die vom Container genutzten Ressourcen und die vom Host-Betriebssystem genutzten auf Kernel-Ebene zu trennen. Ein Beispiel für ein solches Tool ist Docker von der Firma Docker Inc.</text:span></text:p>
      <text:p text:style-name="P11">Ein großer Vorteil von Container- (und teilweise auch Virtualisierungs-)umgebungen ist, sie ohne oder ohne größere Änderungen von z.b. einer Testumgebung in eine Produktionsumgebung Umzuziehen. Dies reduziert den Administrationsaufwand erheblich und macht es <text:span text:style-name="T12">sehr einfach, die Software zu deployen.</text:span></text:p>
      <text:p text:style-name="P12">Damit alle <text:span text:style-name="T16">Plattformen</text:span>, die Container unterstützen, kompatibel sind und ein Container ohne Anpassungen auf allen Plattformen lauffähig ist, wird Containerisierung von der Cloud Native Computing Foundation unter der Linux Foundation standardisiert. <text:span text:style-name="T13">An der Cloud Native Computing Foundation sind viele große IT-Firmen beteiligt, beispielsweise Amazon, Microsoft und Google. Diese Firmen bieten mit AWS, Azure und Google Cloud ähnliche Cloud-Produkte, und über den Standard ist garantiert, dass Container, die bei einem Anbieter lauffähig sind, auch bei einem anderen Anbieter funktionieren.</text:span></text:p>
      <text:p text:style-name="Standard"/>
      <text:p text:style-name="Standard">### Docker</text:p>
      <text:p text:style-name="Standard"/>
      <text:p text:style-name="Standard">#### Definition</text:p>
      <text:p text:style-name="Standard"/>
      <text:p text:style-name="Standard">Docker ist ein Tool zur Containerisierung von Software. Dabei wird die Software mit allen ihren Abhängigkeiten (z.b. Bibliotheken) in ein Image gepackt. Dieses Image kann dann von einem standardisierten Container ausgeführt werden.</text:p>
      <text:p text:style-name="Standard"/>
      <text:p text:style-name="Standard">Die Docker-Laufzeitumgebung ist an Linux angelehnt. Es stehen dem Entwickler somit alle die Funktionen von Linux zur Verfügung. Docker selbst ist ebenfalls Linux-Software und damit standardmäßig nur unter Linux lauffähig. Soll Docker unter Windows oder Mac OS ausgeführt werden, muss ein Linux-System in einer virtuellen Maschine genutzt werden. Docker selbst <text:span text:style-name="T16">nutzt jedoch keine Virtualisierung, sondern das Linux-Tool containerd zur Trennung von Betriebssystem- und Containerressourcen.</text:span></text:p>
      <text:p text:style-name="P10"/>
      <text:p text:style-name="Standard">#### Begriffe</text:p>
      <text:p text:style-name="Standard"/>
      <text:p text:style-name="Standard">##### Image</text:p>
      <text:p text:style-name="Standard"/>
      <text:p text:style-name="Standard">Ein Image ist ein Abbild der Software mit ihren Abhängigkeiten.</text:p>
      <text:p text:style-name="Standard"/>
      <text:p text:style-name="Standard">##### Layer</text:p>
      <text:p text:style-name="Standard"/>
      <text:p text:style-name="Standard">Ein Layer ist ein Set von Änderungen innerhalb eines Image. Für jede Änderung wird im Image ein neues Layer angelegt.</text:p>
      <text:p text:style-name="Standard"/>
      <text:p text:style-name="Standard">##### Container</text:p>
      <text:p text:style-name="Standard"/>
      <text:p text:style-name="Standard">Ein Container ist die laufende Instanz eines Images. Container bieten eine standardisierte Laufzeitumgebung für Images.</text:p>
      <text:p text:style-name="Standard"><text:soft-page-break/></text:p>
      <text:p text:style-name="Standard">#### Containerisierung vs. Virtualisierung</text:p>
      <text:p text:style-name="Standard"/>
      <text:p text:style-name="Standard">Ähnlich wie bei der Virtualisierung wird auch bei der Containerisierung eine Gast-Betriebssystem innerhalb des Host-Systems emuliert, Containerisierung hat gegenüber der Virtualisierung aber den Unterschied, dass das Container-System sich Ressourcen mit dem Host-System teilt. Dies soll bei der Virtualisierung vermieden werden.</text:p>
      <text:p text:style-name="Standard"/>
      <text:p text:style-name="Standard">Im Falle der Containerisierung hat das zum Vorteil, das Ressourcen besser genutzt werden und der "Overhead" einer containerisierten Anwendung sehr viel geringer ist als der einer virtualisierten <text:span text:style-name="T17">Anwendung.</text:span> Dies erlaubt dem Entwickler, <text:span text:style-name="T17">problemlos</text:span> mehrere containerisierte Anwendungen gleichzeitig laufen zu lassen, was bei der Virtualisierung oft nicht ohne weiteres möglich ist. Docker ist kein System zur Virtualisierung, sondern zur Containerisierung.</text:p>
      <text:p text:style-name="Standard"/>
      <text:p text:style-name="Standard">#### Tools für Docker</text:p>
      <text:p text:style-name="Standard"/>
      <text:p text:style-name="Standard">##### Docker-Hub</text:p>
      <text:p text:style-name="Standard"/>
      <text:p text:style-name="Standard">Docker-Hub ist ein zentrales Repository, <text:span text:style-name="T14">welches vorkonfigurierte Dockercontainer bereitstellt und durch die Integration mit Docker selbst das Management und die Verteilung von Docker-Images vereinfacht. Docker-Hub ermöglicht es dem Nutzer, jeden Layer des Images, also jeden Versionsstand, als vollwertiges Image zu verwenden. Das macht es sehr einfach, zwischen Versionen zu wechseln beziehungsweise auf dem neuesten Stand zu bleiben.</text:span></text:p>
      <text:p text:style-name="Standard"><text:tab/></text:p>
      <text:p text:style-name="Standard">#### Versionsverwaltung</text:p>
      <text:p text:style-name="Standard"/>
      <text:p text:style-name="Standard">Docker hat eine integrierte Versionsverwaltung. Änderungen an einem Image werden innerhalb des Image in Form von Layern gespeichert. Mithilfe der Layer lässt sich die komplette Versionshistorie eines Image nachvollziehen.<text:tab/></text:p>
      <text:p text:style-name="Standard"><text:tab/><text:tab/></text:p>
      <text:p text:style-name="Standard">#### Sicherheit</text:p>
      <text:p text:style-name="Standard"/>
      <text:p text:style-name="Standard">Die Docker-Laufzeitumgebung läuft mit *root*-Rechten, um Zugriff auf sämtliche Betriebssystem-Funktionen zu haben. Die Ressourcen der Anwendung im Container werden allerdings vom Betriebssystem getrennt, und Docker schränkt den Zugriff auf wichtige Systemdateien ein.</text:p>
      <text:p text:style-name="Standard"/>
      <text:p text:style-name="Standard"/>
      <text:p text:style-name="Standard">### JIRA</text:p>
      <text:p text:style-name="Standard"/>
      <text:p text:style-name="P13">JIRA ist eine webbasierte <text:s/>Plattform für Projektmanagment in Softwareteams. Vor allem agile Workflows werden unterstützt, aber eine Anpassung an andere Workflows ist möglich.</text:p>
      <text:p text:style-name="P14">JIRA als Plattform ist recht umfangreich. Zu den Schritten, die von JIRA unterstützt werden, gehören das <text:span text:style-name="T17">Anforderungsmanagement</text:span>, das <text:span text:style-name="T17">Statusmanagement</text:span> und das <text:span text:style-name="T17">Fehlermanagement.</text:span></text:p>
      <text:p text:style-name="P14">Im <text:span text:style-name="T17">Anforderungsmanagement</text:span> werden die Anforderungen an das Softwareprojekt in das System übertragen. Im <text:span text:style-name="T17">Statusmanagement</text:span> wird der aktuelle Fortschritt des Projekts mithilfe der Plattform im Team kommuniziert. JIRA unterstützt agile Workflows wie beispielsweise Scrum, und viele der in Scrum verwendeten <text:span text:style-name="T17">Organisations-</text:span> und Dokumentationsformen werden dabei unterstützt.</text:p>
      <text:p text:style-name="P14">Schließlich gibt es noch ein <text:span text:style-name="T17">Fehlermanagement.</text:span> Dies ist eigentlich ein klassischer Bugtracker, <text:span text:style-name="T15">bei dem Tester gefundene Fehler (Bugs) in Form von Tickets eintragen können. Die Tickets können von weiteren Testern, und auch von den Entwicklern, um Informationen erweitert werden, sodass irgendwann ausreichend Informationen zur Verfügung stehen, um den Fehler zu beheben.</text:span></text:p>
      <text:p text:style-name="P15"><text:soft-page-break/>Alle Informationen werden in JIRA in Tickets organisiert, die jeder am Projekt beteiligte kommentieren kann.</text:p>
      <text:p text:style-name="Standard"/>
      <text:p text:style-name="Standard">### Jenkins</text:p>
      <text:p text:style-name="Standard"/>
      <text:p text:style-name="P16">Jenkins ist ein CI (Continuous Integration) und Continuous Delivery System</text:p>
      <text:p text:style-name="Standard"/>
      <text:p text:style-name="Standard">#Quellen</text:p>
      <text:p text:style-name="Standard"/>
      <text:p text:style-name="P9">&lt;a name=‘ref_pien18‘&gt;[PIEN18]&lt;/a&gt;: Wie DevOps die IT beschleunigen, 2018, Frank Pientka, <text:a xlink:type="simple" xlink:href="https://www.computerwoche.de/a/wie-devops-die-it-beschleunigen,3071433" text:style-name="Internet_20_link" text:visited-style-name="Visited_20_Internet_20_Link">https://www.computerwoche.de/a/wie-devops-die-it-beschleunigen,3071433</text:a> (abgerufen am 28.06.2018)</text:p>
      <text:p text:style-name="P9"/>
      <text:p text:style-name="Standard">&lt;a name="ref_ravi16"&gt;[RAVI16]&lt;/a&gt;: Practical DevOps, 2016, A. Ravichandran et. al.</text:p>
      <text:p text:style-name="Standard"/>
      <text:p text:style-name="Standard">&lt;a name="ref_vero16"&gt;[VERO16]&lt;/a&gt;: Practical DevOps, 2016, Joakim Verona</text:p>
      <text:p text:style-name="Standard"/>
      <text:p text:style-name="Standard">&lt;a name="ref_wolf14"&gt;[WOLF14]&lt;/a&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3T15:51:48.926000000</meta:creation-date>
    <dc:date>2018-06-28T15:36:19.501000000</dc:date>
    <meta:editing-duration>PT1H45M56S</meta:editing-duration>
    <meta:editing-cycles>23</meta:editing-cycles>
    <meta:generator>LibreOffice/6.0.4.2$Windows_X86_64 LibreOffice_project/9b0d9b32d5dcda91d2f1a96dc04c645c450872bf</meta:generator>
    <meta:document-statistic meta:table-count="0" meta:image-count="0" meta:object-count="0" meta:page-count="9" meta:paragraph-count="147" meta:word-count="2711" meta:character-count="20872" meta:non-whitespace-character-count="18283"/>
  </office:meta>
</office:document-meta>
</file>